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dc2d5" officeooo:paragraph-rsid="000dc2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DI logic</text:h>
      <text:p text:style-name="Text_20_body"/>
      <text:p text:style-name="P1">In order for the autonomous player to make decisions it needs to be able to reason about the current state of the game and all states it believes possible in order to reach its go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22:34:30.922247817</meta:creation-date>
    <dc:date>2018-06-04T22:38:57.877712144</dc:date>
    <meta:editing-duration>PT4M27S</meta:editing-duration>
    <meta:editing-cycles>1</meta:editing-cycles>
    <meta:document-statistic meta:table-count="0" meta:image-count="0" meta:object-count="0" meta:page-count="1" meta:paragraph-count="2" meta:word-count="37" meta:character-count="191" meta:non-whitespace-character-count="156"/>
    <meta:generator>LibreOffice/5.1.6.2$Linux_X86_64 LibreOffice_project/10m0$Build-2</meta:generator>
  </office:meta>
</office:document-meta>
</file>